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ee6ef" draw:textarea-horizontal-align="justify" draw:textarea-vertical-align="middle" draw:auto-grow-height="false" fo:min-height="2.55cm" fo:min-width="6.5cm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5.15cm" fo:min-width="6.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2.014cm" fo:min-width="2.0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1.75cm" fo:min-width="2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3.55cm" fo:min-width="2.1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8.15cm" fo:min-width="5.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dee6ef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dee6e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justify"/>
      <style:text-properties fo:font-size="18pt"/>
    </style:style>
    <style:style style:name="P14" style:family="paragraph">
      <loext:graphic-properties draw:fill-color="#dee6ef"/>
      <style:paragraph-properties fo:text-align="center"/>
      <style:text-properties fo:font-size="18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W overview" draw:style-name="dp1" draw:master-page-name="Standard" presentation:presentation-page-layout-name="AL1T0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7cm" svg:height="2.8cm" svg:x="0.4cm" svg:y="6.1cm">
          <text:p text:style-name="P1">ESP32<text:line-break/><text:span text:style-name="T1">(mcu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6cm" svg:height="5.4cm" svg:x="12.9cm" svg:y="4.8cm">
          <text:p text:style-name="P3"><text:span text:style-name="T2">BOOSTXL-</text:span></text:p>
          <text:p text:style-name="P3"><text:span text:style-name="T2">DRV8305EVM</text:span><text:span text:style-name="T2"><text:line-break/></text:span><text:span text:style-name="T2"><text:line-break/></text:span><text:span text:style-name="T1">(bridge driver with mosfets</text:span><text:span text:style-name="T2">)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8cm" svg:height="0.962cm" svg:x="0.2cm" svg:y="0.2cm">
          <draw:text-box>
            <text:p>HW overview</text:p>
          </draw:text-box>
        </draw:frame>
        <draw:line draw:style-name="gr4" draw:text-style-name="P6" draw:layer="layout" svg:x1="0.2cm" svg:y1="1.6cm" svg:x2="14.4cm" svg:y2="1.6cm">
          <text:p/>
        </draw:line>
        <draw:custom-shape draw:style-name="gr5" draw:text-style-name="P2" draw:layer="layout" svg:width="3.6cm" svg:height="3.2cm" svg:x="22cm" svg:y="5.9cm">
          <text:p text:style-name="P1">BLDC</text:p>
          <text:p text:style-name="P1"><text:span text:style-name="T1">(e-machin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23.2cm" svg:y1="9cm" svg:x2="23.2cm" svg:y2="11.6cm">
          <text:p/>
        </draw:line>
        <draw:line draw:style-name="gr4" draw:text-style-name="P6" draw:layer="layout" svg:x1="4.4cm" svg:y1="8.9cm" svg:x2="4.4cm" svg:y2="11.6cm">
          <text:p/>
        </draw:line>
        <draw:line draw:style-name="gr4" draw:text-style-name="P6" draw:layer="layout" svg:x1="4.4cm" svg:y1="11.6cm" svg:x2="23.2cm" svg:y2="11.6cm">
          <text:p/>
        </draw:line>
        <draw:frame draw:style-name="gr6" draw:text-style-name="P8" draw:layer="layout" svg:width="7cm" svg:height="1.039cm" svg:x="18.2cm" svg:y="11.801cm">
          <draw:text-box>
            <text:p text:style-name="P7"><text:span text:style-name="T3">5 wires:</text:span></text:p>
            <text:p text:style-name="P7"><text:span text:style-name="T4">HallA, HallB, HallC, Hall+, Hall-</text:span></text:p>
          </draw:text-box>
        </draw:frame>
        <draw:line draw:style-name="gr4" draw:text-style-name="P6" draw:layer="layout" svg:x1="19.5cm" svg:y1="7.4cm" svg:x2="22cm" svg:y2="7.4cm">
          <text:p/>
        </draw:line>
        <draw:frame draw:style-name="gr7" draw:text-style-name="P8" draw:layer="layout" svg:width="2.6cm" svg:height="1.199cm" svg:x="19.8cm" svg:y="6.201cm">
          <draw:text-box>
            <text:p text:style-name="P7"><text:span text:style-name="T3">3 wires:</text:span></text:p>
            <text:p text:style-name="P7"><text:span text:style-name="T4">U, V, W</text:span></text:p>
          </draw:text-box>
        </draw:frame>
        <draw:line draw:style-name="gr4" draw:text-style-name="P6" draw:layer="layout" svg:x1="17.2cm" svg:y1="3.2cm" svg:x2="17.2cm" svg:y2="4.8cm">
          <text:p/>
        </draw:line>
        <draw:custom-shape draw:style-name="gr8" draw:text-style-name="P2" draw:layer="layout" svg:width="2.6cm" svg:height="2cm" svg:x="16cm" svg:y="1.2cm">
          <text:p text:style-name="P1">24VDC</text:p>
          <text:p text:style-name="P1"><text:span text:style-name="T1">(supply)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4cm" svg:y1="7.2cm" svg:x2="12.9cm" svg:y2="7.2cm">
          <text:p/>
        </draw:line>
        <draw:frame draw:style-name="gr9" draw:text-style-name="P8" draw:layer="layout" svg:width="4.4cm" svg:height="2.615cm" svg:x="8.2cm" svg:y="4.585cm">
          <draw:text-box>
            <text:p text:style-name="P7"><text:span text:style-name="T3">15 wires:</text:span></text:p>
            <text:p text:style-name="P7"><text:span text:style-name="T4">6xPWM,</text:span></text:p>
            <text:p text:style-name="P7"><text:span text:style-name="T4">Fault, Wake, Engate,</text:span></text:p>
            <text:p text:style-name="P7"><text:span text:style-name="T4">4xSPI,</text:span></text:p>
            <text:p text:style-name="P7"><text:span text:style-name="T4">DcBusVoltage,</text:span></text:p>
            <text:p text:style-name="P7"><text:span text:style-name="T4">GND</text:span></text:p>
          </draw:text-box>
        </draw:frame>
        <draw:custom-shape draw:style-name="gr2" draw:text-style-name="P4" draw:layer="layout" svg:width="6.6cm" svg:height="5.4cm" svg:x="12.9cm" svg:y="4.8cm">
          <text:p text:style-name="P3"><text:span text:style-name="T2">BOOSTXL-</text:span></text:p>
          <text:p text:style-name="P3"><text:span text:style-name="T2">DRV8305EVM</text:span><text:span text:style-name="T2"><text:line-break/></text:span><text:span text:style-name="T2"><text:line-break/></text:span><text:span text:style-name="T1">(bridge driver with mosfets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6cm" svg:height="3.8cm" svg:x="15.4cm" svg:y="11cm">
          <text:p text:style-name="P9"><text:span text:style-name="T1">Hall signal</text:span></text:p>
          <text:p text:style-name="P9"><text:span text:style-name="T1">circuit board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7cm" svg:height="1.039cm" svg:x="8cm" svg:y="11.8cm">
          <draw:text-box>
            <text:p text:style-name="P7"><text:span text:style-name="T3">5 wires:</text:span></text:p>
            <text:p text:style-name="P7"><text:span text:style-name="T4">HallA, HallB, HallC, 3.3V, GND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 overview 1" draw:style-name="dp1" draw:master-page-name="Standard" presentation:presentation-page-layout-name="AL1T0">
        <office:forms form:automatic-focus="false" form:apply-design-mode="false"/>
        <draw:custom-shape draw:style-name="gr12" draw:text-style-name="P14" draw:layer="layout" svg:width="6cm" svg:height="8.4cm" svg:x="11.8cm" svg:y="4cm">
          <text:p text:style-name="P12">Core0</text:p>
          <text:p text:style-name="P12"/>
          <text:p text:style-name="P12"/>
          <text:p text:style-name="P13">- Task1ms</text:p>
          <text:p text:style-name="P13">- Task10ms</text:p>
          <text:p text:style-name="P13">- Task100ms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6cm" svg:height="8.4cm" svg:x="20cm" svg:y="4cm">
          <text:p text:style-name="P12">Core1</text:p>
          <text:p text:style-name="P12"/>
          <text:p text:style-name="P12"/>
          <text:p text:style-name="P13">- Main loop()</text:p>
          <text:p text:style-name="P13">- isr callback()</text:p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8.8cm" svg:height="7.361cm" svg:x="0.6cm" svg:y="3.8cm">
          <draw:text-box>
            <text:p text:style-name="P15">Task1ms:</text:p>
            <text:p text:style-name="P15">- MeasDcBusVoltage</text:p>
            <text:p text:style-name="P15">- PidControl</text:p>
            <text:p text:style-name="P15"/>
            <text:p text:style-name="P15">Task10ms:</text:p>
            <text:p text:style-name="P15">- UartSend</text:p>
            <text:p text:style-name="P15">- UartReceive</text:p>
            <text:p text:style-name="P15"/>
            <text:p text:style-name="P15">Task100ms:</text:p>
            <text:p text:style-name="P15">- SpiSendReceive</text:p>
          </draw:text-box>
        </draw:frame>
        <draw:frame draw:style-name="gr14" draw:text-style-name="P16" draw:layer="layout" svg:width="6.8cm" svg:height="1.673cm" svg:x="0.2cm" svg:y="0.2cm">
          <draw:text-box>
            <text:p text:style-name="P15">SW overview – part 1</text:p>
          </draw:text-box>
        </draw:frame>
        <draw:line draw:style-name="gr4" draw:text-style-name="P6" draw:layer="layout" svg:x1="0.2cm" svg:y1="1.6cm" svg:x2="14.4cm" svg:y2="1.6cm">
          <text:p/>
        </draw:line>
        <presentation:notes draw:style-name="dp1">
          <draw:page-thumbnail draw:style-name="gr11" draw:layer="layout" svg:width="19.798cm" svg:height="11.136cm" svg:x="0.6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 overview 2" draw:style-name="dp1" draw:master-page-name="Standard" presentation:presentation-page-layout-name="AL1T0">
        <office:forms form:automatic-focus="false" form:apply-design-mode="false"/>
        <draw:frame draw:style-name="gr13" draw:text-style-name="P19" draw:layer="layout" svg:width="27cm" svg:height="9.686cm" svg:x="0.6cm" svg:y="3cm">
          <draw:text-box>
            <text:p text:style-name="P18"><text:span text:style-name="T5"/></text:p>
            <text:p text:style-name="P18"><text:span text:style-name="T6">MeasDcBusVoltage:</text:span></text:p>
            <text:p text:style-name="P18"><text:span text:style-name="T5">ADC measurement of dc bus voltage. Convert to physical value. <text:s/>Check if within valid range (22V-25V), in case out of range switch to state error.</text:span></text:p>
            <text:p text:style-name="P18"><text:span text:style-name="T5"/></text:p>
            <text:p text:style-name="P18"><text:span text:style-name="T6">PidControl:</text:span></text:p>
            <text:p text:style-name="P18"><text:span text:style-name="T5">Controls the duty cycle of pwm signals to reach desired rpm</text:span></text:p>
            <text:p text:style-name="P18"><text:span text:style-name="T5"/></text:p>
            <text:p text:style-name="P18"><text:span text:style-name="T6">UartSend:</text:span></text:p>
            <text:p text:style-name="P18"><text:span text:style-name="T5">Sends following data via uart: state(idle, run, error), dc bus voltage, current rpm, current duty cycle, status register DRV8305</text:span></text:p>
            <text:p text:style-name="P18"><text:span text:style-name="T5"/></text:p>
            <text:p text:style-name="P18"><text:span text:style-name="T6">UartReceive:</text:span></text:p>
            <text:p text:style-name="P18"><text:span text:style-name="T5">Receives following commands via uart: „1“ (start motor), „4“ (stop motor), „n=xxxx“ (desired rpm in range 1000-5000)</text:span></text:p>
            <text:p text:style-name="P18"><text:span text:style-name="T5"/></text:p>
            <text:p text:style-name="P18"><text:span text:style-name="T6">SpiSendReceive:</text:span></text:p>
            <text:p text:style-name="P18"><text:span text:style-name="T5">Checks status register of DRV8305</text:span></text:p>
          </draw:text-box>
        </draw:frame>
        <draw:frame draw:style-name="gr14" draw:text-style-name="P16" draw:layer="layout" svg:width="6.8cm" svg:height="1.673cm" svg:x="0.2cm" svg:y="0.2cm">
          <draw:text-box>
            <text:p text:style-name="P15">SW overview – part 2</text:p>
          </draw:text-box>
        </draw:frame>
        <draw:line draw:style-name="gr4" draw:text-style-name="P6" draw:layer="layout" svg:x1="0.2cm" svg:y1="1.6cm" svg:x2="14.4cm" svg:y2="1.6cm">
          <text:p/>
        </draw:line>
        <presentation:notes draw:style-name="dp1">
          <draw:page-thumbnail draw:style-name="gr11" draw:layer="layout" svg:width="19.798cm" svg:height="11.136cm" svg:x="0.6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08T13:24:24.949000000</meta:creation-date>
    <dc:date>2020-11-08T17:38:13.834000000</dc:date>
    <meta:editing-duration>PT3H22M59S</meta:editing-duration>
    <meta:editing-cycles>14</meta:editing-cycles>
    <meta:generator>LibreOffice/6.3.3.2$Windows_X86_64 LibreOffice_project/a64200df03143b798afd1ec74a12ab50359878ed</meta:generator>
    <meta:document-statistic meta:object-count="53"/>
  </office:meta>
</office:document-meta>
</file>